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 UI" svg:font-family="'Segoe UI', sans-serif"/>
    <style:font-face style:name="Times New Roman" svg:font-family="'Times New Roman', serif"/>
    <style:font-face style:name="arial" svg:font-family="arial, sans-serif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2cm" fo:margin-right="2cm" fo:margin-top="0cm" fo:margin-bottom="0cm" loext:contextual-spacing="false" fo:widows="1" fo:text-indent="0cm" style:auto-text-indent="false" fo:padding="0cm" fo:border="none"/>
      <style:text-properties fo:font-variant="normal" fo:text-transform="none" fo:color="#000000" style:font-name="Segoe UI" fo:font-size="9pt" fo:letter-spacing="normal" fo:language="en" fo:country="US" fo:font-style="normal" fo:font-weight="bold" fo:background-color="#ffffff"/>
    </style:style>
    <style:style style:name="P2" style:family="paragraph" style:parent-style-name="Text_20_body">
      <style:paragraph-properties fo:margin-left="2cm" fo:margin-right="2cm" fo:margin-top="0cm" fo:margin-bottom="0cm" loext:contextual-spacing="false" fo:widows="1" fo:text-indent="0cm" style:auto-text-indent="false" fo:padding="0cm" fo:border="none"/>
      <style:text-properties fo:font-variant="normal" fo:text-transform="none" fo:color="#000000" style:font-name="Segoe UI" fo:font-size="9pt" fo:letter-spacing="normal" fo:language="en" fo:country="US" fo:font-style="normal" fo:font-weight="bold"/>
    </style:style>
    <style:style style:name="P3" style:family="paragraph" style:parent-style-name="Text_20_body">
      <style:paragraph-properties fo:margin-left="2cm" fo:margin-right="2cm" fo:margin-top="0cm" fo:margin-bottom="0cm" loext:contextual-spacing="false" fo:widows="1" fo:text-indent="0cm" style:auto-text-indent="false" fo:padding="0cm" fo:border="none"/>
      <style:text-properties fo:font-variant="normal" fo:text-transform="none" fo:color="#000000" style:font-name="Segoe UI" fo:font-size="9pt" fo:letter-spacing="normal" fo:language="en" fo:country="US" fo:font-style="normal" fo:font-weight="normal"/>
    </style:style>
    <style:style style:name="P4" style:family="paragraph" style:parent-style-name="Text_20_body">
      <style:paragraph-properties fo:margin-left="2cm" fo:margin-right="2cm" fo:margin-top="0cm" fo:margin-bottom="0cm" loext:contextual-spacing="false" fo:widows="1" fo:text-indent="0cm" style:auto-text-indent="false" fo:padding="0cm" fo:border="non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2cm" fo:margin-right="2cm" fo:margin-top="0cm" fo:margin-bottom="0cm" loext:contextual-spacing="false" fo:widows="1" fo:text-indent="0cm" style:auto-text-indent="false" fo:padding="0cm" fo:border="none"/>
      <style:text-properties fo:font-variant="normal" fo:text-transform="none" fo:color="#222222" style:font-name="arial" fo:font-size="9pt" fo:letter-spacing="normal" fo:language="en" fo:country="US" fo:font-style="normal" fo:font-weight="normal"/>
    </style:style>
    <style:style style:name="P6" style:family="paragraph" style:parent-style-name="Text_20_body">
      <style:paragraph-properties fo:margin-left="2cm" fo:margin-right="2cm" fo:margin-top="0cm" fo:margin-bottom="0cm" loext:contextual-spacing="false" fo:widows="1" fo:text-indent="0cm" style:auto-text-indent="false" fo:padding="0cm" fo:border="none"/>
      <style:text-properties fo:font-variant="normal" fo:text-transform="none" fo:color="#1f497d" fo:letter-spacing="normal"/>
    </style:style>
    <style:style style:name="P7" style:family="paragraph" style:parent-style-name="Text_20_body">
      <style:paragraph-properties fo:margin-left="2cm" fo:margin-right="2cm" fo:margin-top="0cm" fo:margin-bottom="0cm" loext:contextual-spacing="false" fo:widows="1" fo:text-indent="0cm" style:auto-text-indent="false" fo:padding="0cm" fo:border="none"/>
      <style:text-properties fo:font-variant="normal" fo:text-transform="none" fo:color="#1f497d" style:font-name="arial" fo:font-size="9pt" fo:letter-spacing="normal" fo:language="en" fo:country="US" fo:font-style="normal" fo:font-weight="normal"/>
    </style:style>
    <style:style style:name="P8" style:family="paragraph" style:parent-style-name="Quotations" style:list-style-name="L3">
      <style:paragraph-properties fo:margin-left="2.397cm" fo:margin-right="2cm" fo:margin-top="0cm" fo:margin-bottom="0cm" loext:contextual-spacing="false" fo:widows="1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Segoe UI" fo:font-size="9pt" fo:letter-spacing="normal" fo:language="en" fo:country="US" fo:font-style="normal" fo:font-weight="normal"/>
    </style:style>
    <style:style style:name="P9" style:family="paragraph" style:parent-style-name="Quotations" style:list-style-name="L1">
      <style:paragraph-properties fo:margin-left="2.397cm" fo:margin-right="2cm" fo:margin-top="0cm" fo:margin-bottom="0cm" loext:contextual-spacing="false" fo:widows="1" fo:text-indent="0cm" style:auto-text-indent="false" fo:padding="0cm" fo:border="none"/>
      <style:text-properties fo:font-variant="normal" fo:text-transform="none" fo:color="#000000" style:font-name="Segoe UI" fo:font-size="9pt" fo:letter-spacing="normal" fo:language="en" fo:country="US" fo:font-style="normal" fo:font-weight="normal"/>
    </style:style>
    <style:style style:name="P10" style:family="paragraph" style:parent-style-name="Quotations" style:list-style-name="L2">
      <style:paragraph-properties fo:margin-left="2.397cm" fo:margin-right="2cm" fo:margin-top="0cm" fo:margin-bottom="0cm" loext:contextual-spacing="false" fo:widows="1" fo:text-indent="0cm" style:auto-text-indent="false" fo:padding="0cm" fo:border="none"/>
      <style:text-properties fo:font-variant="normal" fo:text-transform="none" fo:color="#000000" style:font-name="Segoe UI" fo:font-size="9pt" fo:letter-spacing="normal" fo:language="en" fo:country="US" fo:font-style="normal" fo:font-weight="normal"/>
    </style:style>
    <style:style style:name="P11" style:family="paragraph" style:parent-style-name="Quotations" style:list-style-name="L4">
      <style:paragraph-properties fo:margin-left="2.397cm" fo:margin-right="2cm" fo:margin-top="0cm" fo:margin-bottom="0cm" loext:contextual-spacing="false" fo:widows="1" fo:text-indent="0cm" style:auto-text-indent="false" fo:padding="0cm" fo:border="none"/>
      <style:text-properties fo:font-variant="normal" fo:text-transform="none" fo:color="#000000" style:font-name="Segoe UI" fo:font-size="9pt" fo:letter-spacing="normal" fo:language="en" fo:country="US" fo:font-style="normal" fo:font-weight="normal"/>
    </style:style>
    <style:style style:name="P12" style:family="paragraph" style:parent-style-name="Quotations" style:list-style-name="L5">
      <style:paragraph-properties fo:margin-left="2.397cm" fo:margin-right="2cm" fo:margin-top="0cm" fo:margin-bottom="0cm" loext:contextual-spacing="false" fo:widows="1" fo:text-indent="0cm" style:auto-text-indent="false" fo:padding="0cm" fo:border="none"/>
      <style:text-properties fo:font-variant="normal" fo:text-transform="none" fo:color="#000000" style:font-name="Segoe UI" fo:font-size="9pt" fo:letter-spacing="normal" fo:language="en" fo:country="US" fo:font-style="normal" fo:font-weight="normal"/>
    </style:style>
    <style:style style:name="P13" style:family="paragraph" style:parent-style-name="Quotations" style:list-style-name="L6">
      <style:paragraph-properties fo:margin-left="2.397cm" fo:margin-right="2cm" fo:margin-top="0cm" fo:margin-bottom="0cm" loext:contextual-spacing="false" fo:widows="1" fo:text-indent="0cm" style:auto-text-indent="false" fo:padding="0cm" fo:border="none"/>
      <style:text-properties fo:font-variant="normal" fo:text-transform="none" fo:color="#000000" style:font-name="Segoe UI" fo:font-size="9pt" fo:letter-spacing="normal" fo:language="en" fo:country="US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color="#000000" style:font-name="Segoe UI"/>
    </style:style>
    <style:style style:name="T3" style:family="text">
      <style:text-properties fo:color="#000000" style:font-name="Segoe UI" fo:font-weight="bold"/>
    </style:style>
    <style:style style:name="T4" style:family="text">
      <style:text-properties fo:color="#000000" style:font-name="Segoe UI" fo:background-color="#ffffff" loext:char-shading-value="0"/>
    </style:style>
    <style:style style:name="T5" style:family="text">
      <style:text-properties style:font-name="Times New Roman" fo:font-size="12pt"/>
    </style:style>
    <style:style style:name="T6" style:family="text">
      <style:text-properties style:font-name="Times New Roman" fo:font-size="12pt" fo:font-weight="bold"/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33832</text:p>
      <text:p text:style-name="P5"><text:span text:style-name="T3">Summary:</text:span><text:span text:style-name="T2"><text:line-break/></text:span><text:span text:style-name="T4">Update or Create working samples for: (in C#, PHP, Java)</text:span></text:p>
      <text:p text:style-name="P2">Tokenized Integration (ProtectPay API)</text:p>
      <text:list xml:id="list11823192370271953" text:style-name="L1">
        <text:list-item>
          <text:p text:style-name="P9">Obtain a working key (REST) ?</text:p>
        </text:list-item>
        <text:list-item>
          <text:p text:style-name="P9">Encrypt your information (GetTempToken)</text:p>
        </text:list-item>
        <text:list-item>
          <text:p text:style-name="P9">Read in the SPI Response</text:p>
        </text:list-item>
        <text:list-item>
          <text:p text:style-name="P9">Process Payment Method Transaction (REST)</text:p>
        </text:list-item>
        <text:list-item>
          <text:p text:style-name="P9">Void a transaction (rest)</text:p>
        </text:list-item>
        <text:list-item>
          <text:p text:style-name="P9">Refund transaction</text:p>
        </text:list-item>
      </text:list>
      <text:p text:style-name="P2">Non-Tokenized Integration (ProPay API)</text:p>
      <text:list xml:id="list1465552829701284812" text:style-name="L2">
        <text:list-item>
          <text:p text:style-name="P10">Process transaction (trans type 04) (XML)</text:p>
        </text:list-item>
        <text:list-item>
          <text:p text:style-name="P10">Void/Refund transaction (trans type 07) (XML)</text:p>
        </text:list-item>
      </text:list>
      <text:p text:style-name="P6"> </text:p>
      <text:p text:style-name="P7">133835</text:p>
      <text:p text:style-name="P5"><text:span text:style-name="T6">Summary:</text:span><text:span text:style-name="T5"><text:line-break/>Update or Create working samples for: (in C#, PHP, Java)</text:span></text:p>
      <text:p text:style-name="P1">ProPay API:</text:p>
      <text:list xml:id="list4762007642975508271" text:style-name="L3">
        <text:list-item>
          <text:p text:style-name="P8">Sign up for an account (trans type 01) (REST)</text:p>
        </text:list-item>
        <text:list-item>
          <text:p text:style-name="P8">Propay to Propay transaction (trans type 02) (REST)</text:p>
        </text:list-item>
        <text:list-item>
          <text:p text:style-name="P8">Renew an account (trans type 39) (XML)</text:p>
        </text:list-item>
        <text:list-item>
          <text:p text:style-name="P8">Account Ping (trans type 13) (XML)</text:p>
        </text:list-item>
      </text:list>
      <text:p text:style-name="P7">133838</text:p>
      <text:p text:style-name="P5"><text:span text:style-name="T3">Summary:</text:span><text:span text:style-name="T2"><text:line-break/></text:span><text:span text:style-name="T4">Update or Create working samples for: (in C#, PHP, Java)</text:span></text:p>
      <text:p text:style-name="P4"> </text:p>
      <text:p text:style-name="P2">Boarding using ProPay API</text:p>
      <text:list xml:id="list1427008064711995726" text:style-name="L4">
        <text:list-item>
          <text:p text:style-name="P11">Sign up Merchant (trans type 01) (REST)</text:p>
        </text:list-item>
        <text:list-item>
          <text:p text:style-name="P11">Sign up Business Merchant (trans type 01) (REST)</text:p>
        </text:list-item>
      </text:list>
      <text:p text:style-name="P4"> </text:p>
      <text:p text:style-name="P2">Payment Tokenization using ProtectPay API</text:p>
      <text:list xml:id="list6542753987489780261" text:style-name="L5">
        <text:list-item>
          <text:p text:style-name="P12">Create Payer ID</text:p>
        </text:list-item>
        <text:list-item>
          <text:p text:style-name="P12">Create Hosted Transactions</text:p>
        </text:list-item>
        <text:list-item>
          <text:p text:style-name="P12">Hosted Payment Page (no sample)</text:p>
        </text:list-item>
        <text:list-item>
          <text:p text:style-name="P12">Get a Hosted Transaction</text:p>
        </text:list-item>
        <text:list-item>
          <text:p text:style-name="P12">Refund/Void Transactions (RefundPaymentV2 or new one?)</text:p>
        </text:list-item>
      </text:list>
      <text:p text:style-name="P3"><text:line-break/><text:span text:style-name="T1">Split Pay using ProtectPay API or ProPay API?</text:span></text:p>
      <text:list xml:id="list2812941199754062041" text:style-name="L6">
        <text:list-item>
          <text:p text:style-name="P13">SplitPay transaction (trans type 33) (XML) - unless we use the ProtectPay API)</text:p>
        </text:list-item>
      </text:list>
      <text:p text:style-name="P4"> </text:p>
      <text:p text:style-name="P3">Ensure Bill and Cybershield - do you want samples for these?  Show ThreatMetrix request data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goe UI" svg:font-family="'Segoe UI', sans-serif"/>
    <style:font-face style:name="Times New Roman" svg:font-family="'Times New Roman', serif"/>
    <style:font-face style:name="arial" svg:font-family="arial, sans-serif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07:13:12.571981847</meta:creation-date>
    <dc:date>2017-05-04T07:14:11.415184822</dc:date>
    <meta:editing-duration>PT1M</meta:editing-duration>
    <meta:editing-cycles>1</meta:editing-cycles>
    <meta:document-statistic meta:table-count="0" meta:image-count="0" meta:object-count="0" meta:page-count="1" meta:paragraph-count="37" meta:word-count="215" meta:character-count="1274" meta:non-whitespace-character-count="1106"/>
    <meta:generator>LibreOffice/4.3.3.2$Linux_ARM_EABI LibreOffice_project/430m0$Build-2</meta:generator>
  </office:meta>
</office:document-meta>
</file>